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ponseErrorHandlerTests.handleErrorForCustom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ByteArrayInputStream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ErrorHandlerTests.hasErrorForUnknown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ponseErrorHandlerTests.hasErrorForCustom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ponseErrorHandlerTests.hasError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yteArray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yteArray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yteArray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ErrorHandlerTests.handleErrorNull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yteArrayInputStream.TestByteArrayInputStream( byte [ ]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ErrorHandlerTests.bodyAvailableAfterHasErrorForUnknown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sponseErrorHandlerTests.handl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sponseErrorHandlerTests.handleErrorForCustomClien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ByteArray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ErrorHandlerTests.handleError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sponseErrorHandlerTests.hasError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ErrorHandlerTests.handleErrorUnknown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sponseErrorHandlerTests.hasErrorForCustomClien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